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2" style:family="paragraph" style:parent-style-name="Standard" style:list-style-name="L4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3" style:family="paragraph" style:parent-style-name="Standard" style:list-style-name="L4">
      <style:paragraph-properties fo:text-align="start" style:justify-single-word="false" style:text-autospace="none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5" style:family="paragraph" style:parent-style-name="Standard" style:list-style-name="L4">
      <style:paragraph-properties style:text-autospace="none"/>
    </style:style>
    <style:style style:name="P6" style:family="paragraph" style:parent-style-name="Standard" style:list-style-name="L4">
      <style:paragraph-properties fo:text-align="start" style:justify-single-word="false" style:text-autospace="none"/>
      <style:text-properties style:font-name="Courier New" fo:font-size="11pt" style:font-name-asian="Calibri" style:font-size-asian="11pt" style:font-name-complex="Calibri" style:font-size-complex="11pt"/>
    </style:style>
    <style:style style:name="P7" style:family="paragraph" style:parent-style-name="Standard" style:list-style-name="L4">
      <style:paragraph-properties style:text-autospace="none"/>
      <style:text-properties fo:font-weight="bold" style:font-weight-asian="bold" style:font-weight-complex="bold"/>
    </style:style>
    <style:style style:name="T1" style:family="text">
      <style:text-properties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onverterings algoritmen</text:p>
      <text:p text:style-name="P1"/>
      <text:list xml:id="list6241468338120534627" text:style-name="L4">
        <text:list-item>
          <text:p text:style-name="P2">Svage entiteter gøres stærke ved at der tilføjes en primær nøgle.</text:p>
          <text:p text:style-name="P2"/>
          <text:list>
            <text:list-header>
              <text:p text:style-name="P6">alter table spiller<text:line-break/>add primary key (cpr);</text:p>
              <text:p text:style-name="P6"/>
              <text:p text:style-name="P6">alter table klub<text:line-break/>add primary key (klubNavn);</text:p>
              <text:p text:style-name="P6"/>
              <text:p text:style-name="P6">alter table division<text:line-break/>add primary key (divisionsnummer);</text:p>
              <text:p text:style-name="P6"/>
              <text:p text:style-name="P6">alter table sæson<text:line-break/>add primary key (periode);</text:p>
              <text:p text:style-name="P6"/>
              <text:p text:style-name="P6">alter table dommer<text:line-break/>add primary key (navn); <text:line-break/></text:p>
              <text:p text:style-name="P6">alter table kamprapport<text:line-break/>add primary key (udehold, hjemmehold);</text:p>
            </text:list-header>
          </text:list>
          <text:p text:style-name="P2"/>
        </text:list-item>
        <text:list-item>
          <text:p text:style-name="P2">For hver stærk entitet oprettes en tabel, med registrering af primærnøglen.</text:p>
          <text:p text:style-name="P2"/>
        </text:list-item>
        <text:list-item>
          <text:p text:style-name="P2">For hver 1:1 forbindelse tilføjes primærnøglen fra den ene tabel som fremmednøgle i den anden.</text:p>
          <text:list>
            <text:list-header>
              <text:p text:style-name="P3">Der er ingen 1:1 forbindelser I databasen</text:p>
            </text:list-header>
          </text:list>
          <text:p text:style-name="P2"/>
        </text:list-item>
        <text:list-item>
          <text:p text:style-name="P2">For hver 1:n forbindelse tilføjes primærnøglen fra 1-siden som fremmednøgle på n-siden.</text:p>
          <text:p text:style-name="P2"/>
          <text:list>
            <text:list-header>
              <text:p text:style-name="P6">alter table spiller<text:line-break/>add foreign key (klubNavn) references klub;</text:p>
              <text:p text:style-name="P6"/>
              <text:p text:style-name="P6">alter table klub<text:line-break/>add foreign key (divisionsnummer) references division;</text:p>
              <text:p text:style-name="P6"/>
              <text:p text:style-name="P6">alter table division<text:line-break/>add foreign key (periode) references sæson;</text:p>
              <text:p text:style-name="P6"/>
              <text:p text:style-name="P6">alter table kamprapport<text:line-break/>add foreign key (divisionsnummer) references division,<text:line-break/>add foreign key (periode) references sæson,<text:line-break/>add foreign key (navn) references dommer;</text:p>
            </text:list-header>
          </text:list>
          <text:p text:style-name="P2"/>
        </text:list-item>
        <text:list-item>
          <text:p text:style-name="P2">For hver n:m forbindelse oprettes en ny tabel med primærnøglerne fra de to tabeller som</text:p>
          <text:p text:style-name="P2">sammensat primærnøgle og med de to primærnøgler som fremmednøgler.</text:p>
          <text:list>
            <text:list-header>
              <text:p text:style-name="P2"><text:span text:style-name="T2">Vi har ingen n:m forbindelse I databasen</text:span></text:p>
            </text:list-header>
          </text:list>
        </text:list-item>
      </text:list>
      <text:p text:style-name="P1"/>
      <text:list xml:id="list31604314" text:continue-numbering="true" text:style-name="L4">
        <text:list-item>
          <text:p text:style-name="P2">For hver flerværdi attribut oprettes en ny tabel med primærnøglen og flerværdi attributten som sammensat primærnøgle. Samtidig fjernes flerværdi attributten fra den oprindelige tabel.</text:p>
          <text:list>
            <text:list-header>
              <text:p text:style-name="P3">Vi har ikke nogle flerværdi attributter.</text:p>
              <text:p text:style-name="P3"/>
            </text:list-header>
          </text:list>
          <text:p text:style-name="P2"/>
        </text:list-item>
        <text:list-item>
          <text:p text:style-name="P2"><text:soft-page-break/>Hvis der findes forbindelser hvori der indgår mere end to entiteter skal der oprettes en ny</text:p>
          <text:p text:style-name="P5"><text:span text:style-name="T1">tabel med primærnøglerne fra de deltagende entiteter som sammensat primærnøgle.</text:span></text:p>
          <text:list>
            <text:list-header>
              <text:p text:style-name="P7"><text:span text:style-name="T1">Den er opfyldt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ine Knarkegaard Andersen</meta:initial-creator>
    <meta:creation-date>2014-11-17T11:10:25.34</meta:creation-date>
    <dc:date>2014-11-17T11:44:33.72</dc:date>
    <dc:creator>Stine Knarkegaard Andersen</dc:creator>
    <meta:editing-duration>PT34M4S</meta:editing-duration>
    <meta:editing-cycles>8</meta:editing-cycles>
    <meta:generator>OpenOffice/4.1.0$Win32 OpenOffice.org_project/410m18$Build-9764</meta:generator>
    <meta:document-statistic meta:table-count="0" meta:image-count="0" meta:object-count="0" meta:page-count="2" meta:paragraph-count="24" meta:word-count="246" meta:character-count="1653"/>
  </office:meta>
</office:document-meta>
</file>